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Afbeelding 1" text:anchor-type="as-char" svg:x="0in" svg:y="0in" svg:width="6.3in" svg:height="6.34514in" style:rel-width="scale" style:rel-height="scale"><draw:image xlink:href="media/image1.png" xlink:type="simple" xlink:show="embed" xlink:actuate="onLoad"/><svg:title/><svg:desc>Afbeelding met tekst, schermopname

Automatisch gegenereerde beschrijving</svg:desc></draw:frame></text:p>
      <text:p text:style-name="Standaard"/>
      <text:p text:style-name="Standaard"><text:a xlink:href="https://38427.hosts2.ma-cloud.nl/Blog/" office:target-frame-name="_top" xlink:show="replace"><text:span text:style-name="Hyperlink">https://38427.hosts2.ma-cloud.nl/Blog/</text:span></text:a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09-18T08:16:00Z</meta:creation-date>
    <dc:date>2024-09-18T08:16:00Z</dc:date>
    <meta:template xlink:href="Normal" xlink:type="simple"/>
    <meta:editing-cycles>2</meta:editing-cycles>
    <meta:editing-duration>PT3420S</meta:editing-duration>
    <meta:document-statistic meta:page-count="1" meta:paragraph-count="1" meta:word-count="15" meta:character-count="99" meta:row-count="1" meta:non-whitespace-character-count="85"/>
  </office:meta>
</office:document-meta>
</file>